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0" style:family="table-row">
      <style:table-row-properties style:min-row-height="0.9424in"/>
    </style:style>
    <style:style style:name="Table2.21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2f0576" officeooo:paragraph-rsid="0068073e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38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88af1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4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5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6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57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58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59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60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61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62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3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4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5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6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67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69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70" style:family="paragraph" style:parent-style-name="Standard_20__28_user_29_">
      <style:text-properties fo:font-size="14pt" officeooo:paragraph-rsid="0065c0e8" style:font-size-asian="14pt" style:font-size-complex="14pt"/>
    </style:style>
    <style:style style:name="P71" style:family="paragraph" style:parent-style-name="Standard_20__28_user_29_">
      <style:text-properties fo:font-size="14pt" officeooo:paragraph-rsid="0088af1e" style:font-size-asian="14pt" style:font-size-complex="14pt"/>
    </style:style>
    <style:style style:name="P72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3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4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8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87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2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3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06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67be6f" officeooo:paragraph-rsid="0013babd" style:font-size-asian="12.25pt" style:font-size-complex="14pt"/>
    </style:style>
    <style:style style:name="P107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08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09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1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d512" officeooo:paragraph-rsid="0024d512" style:font-size-asian="12.25pt" style:font-weight-asian="bold" style:font-size-complex="14pt" style:font-weight-complex="bold"/>
    </style:style>
    <style:style style:name="P115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1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1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1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1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30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31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32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0" style:family="text">
      <style:text-properties officeooo:rsid="00196bf9"/>
    </style:style>
    <style:style style:name="T31" style:family="text">
      <style:text-properties officeooo:rsid="001a3688"/>
    </style:style>
    <style:style style:name="T32" style:family="text">
      <style:text-properties officeooo:rsid="001f4b02"/>
    </style:style>
    <style:style style:name="T33" style:family="text">
      <style:text-properties officeooo:rsid="002e9ce9"/>
    </style:style>
    <style:style style:name="T34" style:family="text">
      <style:text-properties officeooo:rsid="002884d9"/>
    </style:style>
    <style:style style:name="T35" style:family="text">
      <style:text-properties officeooo:rsid="002f0576"/>
    </style:style>
    <style:style style:name="T36" style:family="text">
      <style:text-properties officeooo:rsid="0035b021"/>
    </style:style>
    <style:style style:name="T37" style:family="text">
      <style:text-properties officeooo:rsid="0039bfa9"/>
    </style:style>
    <style:style style:name="T38" style:family="text">
      <style:text-properties officeooo:rsid="00462e10"/>
    </style:style>
    <style:style style:name="T39" style:family="text">
      <style:text-properties officeooo:rsid="0048217a"/>
    </style:style>
    <style:style style:name="T40" style:family="text">
      <style:text-properties officeooo:rsid="0050f3e1"/>
    </style:style>
    <style:style style:name="T41" style:family="text">
      <style:text-properties officeooo:rsid="0052b6ec"/>
    </style:style>
    <style:style style:name="T42" style:family="text">
      <style:text-properties officeooo:rsid="00588e28"/>
    </style:style>
    <style:style style:name="T43" style:family="text">
      <style:text-properties officeooo:rsid="0058c758"/>
    </style:style>
    <style:style style:name="T44" style:family="text">
      <style:text-properties officeooo:rsid="0023795e" style:font-size-asian="14pt"/>
    </style:style>
    <style:style style:name="T45" style:family="text">
      <style:text-properties officeooo:rsid="0088bcbb" style:font-size-asian="14pt"/>
    </style:style>
    <style:style style:name="T46" style:family="text">
      <style:text-properties officeooo:rsid="0059c8b6" style:font-size-asian="14pt"/>
    </style:style>
    <style:style style:name="T47" style:family="text">
      <style:text-properties officeooo:rsid="008c2ff6" style:font-size-asian="14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59c8b6"/>
    </style:style>
    <style:style style:name="T50" style:family="text">
      <style:text-properties fo:language="ru" fo:country="RU" officeooo:rsid="006ca8e5"/>
    </style:style>
    <style:style style:name="T51" style:family="text">
      <style:text-properties fo:language="ru" fo:country="RU" officeooo:rsid="00e4a7ae"/>
    </style:style>
    <style:style style:name="T52" style:family="text">
      <style:text-properties officeooo:rsid="008c2ff6"/>
    </style:style>
    <style:style style:name="T53" style:family="text">
      <style:text-properties officeooo:rsid="001a60ee"/>
    </style:style>
    <style:style style:name="T54" style:family="text">
      <style:text-properties officeooo:rsid="0011d93a"/>
    </style:style>
    <style:style style:name="T55" style:family="text">
      <style:text-properties fo:font-weight="normal" officeooo:rsid="000bdce4" style:font-weight-asian="normal" style:font-weight-complex="normal"/>
    </style:style>
    <style:style style:name="T56" style:family="text">
      <style:text-properties fo:font-weight="normal" officeooo:rsid="0043b482" style:font-weight-asian="normal" style:font-weight-complex="normal"/>
    </style:style>
    <style:style style:name="T57" style:family="text">
      <style:text-properties fo:font-weight="normal" officeooo:rsid="0088bcbb" style:font-weight-asian="normal" style:font-weight-complex="normal"/>
    </style:style>
    <style:style style:name="T58" style:family="text">
      <style:text-properties fo:font-weight="normal" officeooo:rsid="008ab904" style:font-weight-asian="normal" style:font-weight-complex="normal"/>
    </style:style>
    <style:style style:name="T59" style:family="text">
      <style:text-properties officeooo:rsid="00e4a7ae"/>
    </style:style>
    <style:style style:name="T60" style:family="text">
      <style:text-properties officeooo:rsid="005b3f15"/>
    </style:style>
    <style:style style:name="T61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3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4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5" style:family="text">
      <style:text-properties officeooo:rsid="005e5cf8"/>
    </style:style>
    <style:style style:name="T66" style:family="text">
      <style:text-properties officeooo:rsid="0064e5dc"/>
    </style:style>
    <style:style style:name="T67" style:family="text">
      <style:text-properties officeooo:rsid="001d7038"/>
    </style:style>
    <style:style style:name="T68" style:family="text">
      <style:text-properties officeooo:rsid="0069df24"/>
    </style:style>
    <style:style style:name="T69" style:family="text">
      <style:text-properties officeooo:rsid="006b7a76"/>
    </style:style>
    <style:style style:name="T70" style:family="text">
      <style:text-properties officeooo:rsid="006ca8e5"/>
    </style:style>
    <style:style style:name="T71" style:family="text">
      <style:text-properties officeooo:rsid="006cba17"/>
    </style:style>
    <style:style style:name="T72" style:family="text">
      <style:text-properties officeooo:rsid="006e1c5e"/>
    </style:style>
    <style:style style:name="T73" style:family="text">
      <style:text-properties officeooo:rsid="006ed4cf"/>
    </style:style>
    <style:style style:name="T74" style:family="text">
      <style:text-properties officeooo:rsid="00707d2c"/>
    </style:style>
    <style:style style:name="T75" style:family="text">
      <style:text-properties officeooo:rsid="00724486"/>
    </style:style>
    <style:style style:name="T76" style:family="text">
      <style:text-properties officeooo:rsid="00270c26"/>
    </style:style>
    <style:style style:name="T77" style:family="text">
      <style:text-properties officeooo:rsid="007441b5"/>
    </style:style>
    <style:style style:name="T78" style:family="text">
      <style:text-properties officeooo:rsid="00759f48"/>
    </style:style>
    <style:style style:name="T79" style:family="text">
      <style:text-properties officeooo:rsid="0020f5a3"/>
    </style:style>
    <style:style style:name="T80" style:family="text">
      <style:text-properties officeooo:rsid="0078a2a6"/>
    </style:style>
    <style:style style:name="T81" style:family="text">
      <style:text-properties officeooo:rsid="007ceedf"/>
    </style:style>
    <style:style style:name="T82" style:family="text">
      <style:text-properties officeooo:rsid="007e6453"/>
    </style:style>
    <style:style style:name="T83" style:family="text">
      <style:text-properties officeooo:rsid="00804cc2"/>
    </style:style>
    <style:style style:name="T84" style:family="text">
      <style:text-properties officeooo:rsid="00825276"/>
    </style:style>
    <style:style style:name="T85" style:family="text">
      <style:text-properties officeooo:rsid="00839465"/>
    </style:style>
    <style:style style:name="T86" style:family="text">
      <style:text-properties officeooo:rsid="0043b482"/>
    </style:style>
    <style:style style:name="T87" style:family="text">
      <style:text-properties officeooo:rsid="0088af1e"/>
    </style:style>
    <style:style style:name="T88" style:family="text">
      <style:text-properties officeooo:rsid="008c1fe7"/>
    </style:style>
    <style:style style:name="T89" style:family="text">
      <style:text-properties officeooo:rsid="008d5aeb"/>
    </style:style>
    <style:style style:name="T90" style:family="text">
      <style:text-properties officeooo:rsid="0092348e"/>
    </style:style>
    <style:style style:name="T91" style:family="text">
      <style:text-properties officeooo:rsid="009a0c2f"/>
    </style:style>
    <style:style style:name="T92" style:family="text">
      <style:text-properties officeooo:rsid="00a18fdc"/>
    </style:style>
    <style:style style:name="T93" style:family="text">
      <style:text-properties officeooo:rsid="00a3b0cf"/>
    </style:style>
    <style:style style:name="T94" style:family="text">
      <style:text-properties officeooo:rsid="00a9deee"/>
    </style:style>
    <style:style style:name="T95" style:family="text">
      <style:text-properties officeooo:rsid="00ac5ac0"/>
    </style:style>
    <style:style style:name="T96" style:family="text">
      <style:text-properties officeooo:rsid="00b3b4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СПЕЦИФИКАЦИЯ ПРОГРАММЫ “УЧЕТ СОТРУДНИКОВ”</text:p>
      <text:p text:style-name="P1"/>
      <text:p text:style-name="P2">Список ошибок и сообщений КП:</text:p>
      <text:p text:style-name="P21">Сообщения</text:p>
      <text:list xml:id="list2777749575" text:style-name="L1">
        <text:list-item>
          <text:p text:style-name="P78">При вводе дня, мясяца и года:</text:p>
        </text:list-item>
      </text:list>
      <text:list xml:id="list214690740" text:style-name="L2">
        <text:list-item>
          <text:list>
            <text:list-item>
              <text:p text:style-name="P79">Enter the year <text:span text:style-name="T30">[2016</text:span>..2017<text:span text:style-name="T30">]</text:span></text:p>
            </text:list-item>
            <text:list-item>
              <text:p text:style-name="P79">Enter the month <text:span text:style-name="T30">[</text:span>1..12<text:span text:style-name="T30">]</text:span></text:p>
            </text:list-item>
            <text:list-item>
              <text:p text:style-name="P79">Enter the day <text:span text:style-name="T30">[</text:span>1..31<text:span text:style-name="T30">]</text:span></text:p>
            </text:list-item>
            <text:list-item>
              <text:p text:style-name="P79">Enter the day <text:span text:style-name="T30">[</text:span>1..30<text:span text:style-name="T30">]</text:span></text:p>
            </text:list-item>
            <text:list-item>
              <text:p text:style-name="P79">Enter the day <text:span text:style-name="T30">[</text:span>1..29<text:span text:style-name="T30">]</text:span></text:p>
            </text:list-item>
            <text:list-item>
              <text:p text:style-name="P80">Enter the day <text:span text:style-name="T30">[</text:span>1..28<text:span text:style-name="T30">]</text:span></text:p>
            </text:list-item>
            <text:list-item>
              <text:p text:style-name="P81">All staff passed the certification</text:p>
            </text:list-item>
            <text:list-item>
              <text:p text:style-name="P82">File “Staff” has no correct <text:span text:style-name="T83">information</text:span></text:p>
            </text:list-item>
            <text:list-item>
              <text:p text:style-name="P82">File “Catalog” has no correct <text:span text:style-name="T83">information</text:span></text:p>
            </text:list-item>
            <text:list-item>
              <text:p text:style-name="P83">File “Staff” is empty</text:p>
            </text:list-item>
            <text:list-item>
              <text:p text:style-name="P83">File “Catalog” is empty</text:p>
            </text:list-item>
          </text:list>
        </text:list-item>
      </text:list>
      <text:p text:style-name="P22">Ошибки</text:p>
      <text:p text:style-name="P22"/>
      <text:list xml:id="list592285665" text:style-name="L3">
        <text:list-item>
          <text:p text:style-name="P105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5">Название ошибки</text:p>
          </table:table-cell>
          <table:table-cell table:style-name="Table1.B1" office:value-type="string">
            <text:p text:style-name="P75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91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1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174808721666970" text:continue-numbering="true" text:style-name="L3">
        <text:list-header>
          <text:p text:style-name="P105"/>
        </text:list-header>
      </text:list>
      <text:p text:style-name="P68"/>
      <text:list xml:id="list839187452" text:style-name="L4">
        <text:list-item>
          <text:p text:style-name="P115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7">Название ошибки</text:p>
          </table:table-cell>
          <table:table-cell table:style-name="Table2.B1" office:value-type="string">
            <text:p text:style-name="P77">Сообщение ошибки</text:p>
          </table:table-cell>
        </table:table-row>
        <table:table-row>
          <table:table-cell table:style-name="Table2.A2" office:value-type="string">
            <text:p text:style-name="P14">STAFF_INVALID_NAME </text:p>
          </table:table-cell>
          <table:table-cell table:style-name="Table2.B2" office:value-type="string">
            <text:p text:style-name="P54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5">STAFF_INVALID_GENDER </text:p>
          </table:table-cell>
          <table:table-cell table:style-name="Table2.B2" office:value-type="string">
            <text:p text:style-name="P55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5">STAFF_INVALID_PROFESSION </text:p>
          </table:table-cell>
          <table:table-cell table:style-name="Table2.B2" office:value-type="string">
            <text:p text:style-name="P55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oft-page-break/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6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6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57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57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57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57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57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57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6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3">(I) ERROR: <text:span text:style-name="T67">certification</text:span> date <text:span text:style-name="T35">year (F) must be in range [2000..2017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57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58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58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58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6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58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able:table-row>
          <table:table-cell table:style-name="Table2.A2" office:value-type="string">
            <text:p text:style-name="P59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60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able:table-row>
          <table:table-cell table:style-name="Table2.A2" office:value-type="string">
            <text:p text:style-name="P17">STAFF_INVALID_DIFFERENCE_BETWEEN_BIRTH_AND_CERTIFICATION</text:p>
          </table:table-cell>
          <table:table-cell table:style-name="Table2.B2" office:value-type="string">
            <text:p text:style-name="P61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ext:soft-page-break/>
        <table:table-row table:style-name="Table2.20">
          <table:table-cell table:style-name="Table2.A2" office:value-type="string">
            <text:p text:style-name="P62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3"><text:span text:style-name="T1">(I) ERROR: </text:span><text:span text:style-name="T8">not enough attributes, 5 required.</text:span></text:p>
          </table:table-cell>
        </table:table-row>
        <table:table-row table:style-name="Table2.21">
          <table:table-cell table:style-name="Table2.A2" office:value-type="string">
            <text:p text:style-name="P64"><text:span text:style-name="T8">S</text:span><text:span text:style-name="T1">TAFF_PERIOD_NOT_FOUND </text:span></text:p>
          </table:table-cell>
          <table:table-cell table:style-name="Table2.B2" office:value-type="string">
            <text:p text:style-name="P65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6"><text:span text:style-name="T1">STAFF_WARNING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67"><text:span text:style-name="T1">WARNING: file “</text:span><text:span text:style-name="T19">Staff</text:span><text:span text:style-name="T1">” has 100 correct lines, </text:span><text:span text:style-name="T18">data </text:span><text:span text:style-name="T1">loose is possible.</text:span></text:p>
          </table:table-cell>
        </table:table-row>
      </table:table>
      <text:list xml:id="list174809861925954" text:continue-numbering="true" text:style-name="L4">
        <text:list-header>
          <text:p text:style-name="P106"/>
          <text:p text:style-name="P107"/>
        </text:list-header>
      </text:list>
      <text:p text:style-name="P4"/>
      <text:list xml:id="list174809134286827" text:continue-numbering="true" text:style-name="L4">
        <text:list-header>
          <text:p text:style-name="P108">При проверке файла “Catalog”, <text:span text:style-name="T32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Название ошибки</text:p>
          </table:table-cell>
          <table:table-cell table:style-name="Table3.B1" office:value-type="string">
            <text:p text:style-name="P76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8">(F)</text:span> must start with capital letter and <text:span text:style-name="T36">other symbols must be </text:span>only <text:span text:style-name="T36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7">(F)</text:span> must be natural number in range [1..3]</text:p>
          </table:table-cell>
        </table:table-row>
        <table:table-row>
          <table:table-cell table:style-name="Table3.A2" office:value-type="string">
            <text:p text:style-name="P19">CATALOG_INVALID_STRUCTURE</text:p>
          </table:table-cell>
          <table:table-cell table:style-name="Table3.B2" office:value-type="string">
            <text:p text:style-name="P19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5">NUMBER_OF_SPACE</text:span></text:p>
          </table:table-cell>
          <table:table-cell table:style-name="Table3.B2" office:value-type="string">
            <text:p text:style-name="P18">(I) ERROR: <text:span text:style-name="T77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</text:p>
          </table:table-cell>
          <table:table-cell table:style-name="Table3.B2" office:value-type="string">
            <text:p text:style-name="P20">(I) <text:span text:style-name="T94">FATAL</text:span>: profession (F) is repeating <text:span text:style-name="T94">with different period</text:span></text:p>
          </table:table-cell>
        </table:table-row>
        <table:table-row>
          <table:table-cell table:style-name="Table3.A2" office:value-type="string">
            <text:p text:style-name="P11"><text:span text:style-name="T35">CATALOG</text:span>_NOT_ENOUGH_<text:span text:style-name="T34">ATTRIBUTES </text:span></text:p>
          </table:table-cell>
          <table:table-cell table:style-name="Table3.B2" office:value-type="string">
            <text:p text:style-name="P11">(I) ERROR: <text:span text:style-name="T34">not enough attributes, 2 required.</text:span></text:p>
          </table:table-cell>
        </table:table-row>
        <table:table-row>
          <table:table-cell table:style-name="Table3.A2" office:value-type="string">
            <text:p text:style-name="P69"><text:span text:style-name="T38">CATALOG</text:span>_WARNING_<text:span text:style-name="T37">HUNDRED</text:span>_CORRECT_LINES </text:p>
          </table:table-cell>
          <table:table-cell table:style-name="Table3.B2" office:value-type="string">
            <text:p text:style-name="P69">WARNING: file “<text:span text:style-name="T39">Catalog</text:span>” has 100 correct lines, <text:span text:style-name="T38">data </text:span>loose is possible.</text:p>
          </table:table-cell>
        </table:table-row>
      </table:table>
      <text:list xml:id="list2270723022" text:style-name="L5">
        <text:list-item>
          <text:list>
            <text:list-header>
              <text:p text:style-name="P109"><text:s/><text:span text:style-name="T33"><text:s/></text:span></text:p>
            </text:list-header>
          </text:list>
        </text:list-item>
      </text:list>
      <text:p text:style-name="P12"/>
      <text:list xml:id="list4276515379" text:style-name="L6">
        <text:list-item>
          <text:p text:style-name="P110">Спецификация задачи</text:p>
          <text:p text:style-name="P111">Формальная постановка задачи</text:p>
          <text:p text:style-name="P84"><text:soft-page-break/><text:tab/>X = {D = [1,2..31] – день, M = [1,2..12] – месяц, Y = [<text:span text:style-name="T85">2016</text:span>..2017] – год. файл “Staff”; файл “Catalog”}.</text:p>
          <text:p text:style-name="P85"/>
          <text:p text:style-name="P85"><text:tab/>Y = {файл “Output”, сообщения и ошибки}.</text:p>
          <text:p text:style-name="P85"/>
          <text:p text:style-name="P86"><text:tab/></text:p>
          <text:list>
            <text:list-item>
              <text:list>
                <text:list-header>
                  <text:p text:style-name="P86">F = {</text:p>
                </text:list-header>
              </text:list>
            </text:list-item>
          </text:list>
        </text:list-item>
      </text:list>
      <text:list xml:id="list3980155912" text:style-name="L7">
        <text:list-item>
          <text:list>
            <text:list-item>
              <text:list>
                <text:list-item>
                  <text:p text:style-name="P116">Если в I строке файла “Staff” имя неверно, то выводится ошибка STAFF_INVALID_NAME</text:p>
                </text:list-item>
                <text:list-item>
                  <text:p text:style-name="P116">Если в I строке файла “Staff” пол <text:span text:style-name="T69">не является символом F или M</text:span>, то выводится ошибка STAFF_INVALID_GENDER</text:p>
                </text:list-item>
                <text:list-item>
                  <text:p text:style-name="P116">Если в I строке файла “Staff” профессия неверна, то выводится ошибка STAFF_INVALID_PROFESSION</text:p>
                </text:list-item>
                <text:list-item>
                  <text:p text:style-name="P129"><text:span text:style-name="T61">Если в I строке файла “Staff” год </text:span><text:span text:style-name="T62">у </text:span><text:span text:style-name="T61">дат</text:span><text:span text:style-name="T62">ы</text:span><text:span text:style-name="T61"> рождения </text:span><text:span text:style-name="T63">меньше 1950 или больше 2000</text:span><text:span text:style-name="T61">, то выводится ошибка STAFF_INVALID_BIRTH_DATE_</text:span><text:span text:style-name="T62">YEAR</text:span></text:p>
                </text:list-item>
                <text:list-item>
                  <text:p text:style-name="P116">Если в I строке файла “Staff” <text:span text:style-name="T66">месяц </text:span>дат<text:span text:style-name="T66">ы</text:span> <text:span text:style-name="T66">рождения меньше 1 или больше 12</text:span>, то выводится ошибка STAFF_INVALID_<text:span text:style-name="T66">BIRTH</text:span>_DATE_<text:span text:style-name="T66">MONTH</text:span></text:p>
                </text:list-item>
                <text:list-item>
                  <text:p text:style-name="P117">Если в I строке файла “Staff” <text:span text:style-name="T71">месяц </text:span>дат<text:span text:style-name="T66">ы</text:span> <text:span text:style-name="T73">рождения</text:span> <text:span text:style-name="T71">равняется 1,3,5,7,8,10 или 12</text:span>, <text:span text:style-name="T71">а день даты рождения меньше 1 или больше 31, </text:span>то выводится ошибка STAFF_INVALID_<text:span text:style-name="T66">BIRTH</text:span>_DATE_<text:span text:style-name="T72">DAY_31</text:span></text:p>
                </text:list-item>
                <text:list-item>
                  <text:p text:style-name="P118">Если в I строке файла “Staff” <text:span text:style-name="T71">месяц </text:span>дат<text:span text:style-name="T66">ы</text:span> <text:span text:style-name="T73">рождения</text:span> <text:span text:style-name="T71">равняется 4,6,9, или 11</text:span>, <text:span text:style-name="T71">а день даты рождения меньше 1 или больше 30, </text:span>то выводится ошибка STAFF_INVALID_<text:span text:style-name="T66">BIRTH</text:span>_DATE_<text:span text:style-name="T72">DAY_30</text:span></text:p>
                </text:list-item>
                <text:list-item>
                  <text:p text:style-name="P118">Если в I строке файла “Staff” <text:span text:style-name="T71">месяц </text:span>дат<text:span text:style-name="T66">ы</text:span> <text:span text:style-name="T73">рождения</text:span> <text:span text:style-name="T71">равняется 2 и год даты рождения делится на 4</text:span>, <text:span text:style-name="T71">а день даты рождения меньше 1 или больше 29, </text:span>то выводится ошибка STAFF_INVALID_<text:span text:style-name="T66">BIRTH</text:span>_DATE_<text:span text:style-name="T72">DAY_29</text:span></text:p>
                </text:list-item>
                <text:list-item>
                  <text:p text:style-name="P118">Если в I строке файла “Staff” <text:span text:style-name="T71">месяц </text:span>дат<text:span text:style-name="T66">ы</text:span> <text:span text:style-name="T73">рождения</text:span> <text:span text:style-name="T71">равняется 2 и год даты рождения не делится на 4</text:span>, <text:span text:style-name="T71">а день даты рождения меньше 1 или больше 28, </text:span>то выводится ошибка STAFF_INVALID_<text:span text:style-name="T66">BIRTH</text:span>_DATE_<text:span text:style-name="T72">DAY_28</text:span></text:p>
                </text:list-item>
                <text:list-item>
                  <text:p text:style-name="P119">Если в I строке файла “Staff” <text:span text:style-name="T74">между днем, месяцем и годом даты рождения стоят символы, отличные от символа ‘/’, </text:span>то выводится ошибка STAFF_INVALID_<text:span text:style-name="T66">BIRTH</text:span>_DATE_<text:span text:style-name="T74">SEPARATOR</text:span></text:p>
                </text:list-item>
                <text:list-item>
                  <text:p text:style-name="P130"><text:span text:style-name="T61">Если в I строке файла “Staff” год </text:span><text:span text:style-name="T62">у </text:span><text:span text:style-name="T61">дат</text:span><text:span text:style-name="T62">ы</text:span><text:span text:style-name="T61"> </text:span><text:span text:style-name="T64">аттестации</text:span><text:span text:style-name="T61"> </text:span><text:span text:style-name="T63">меньше </text:span><text:span text:style-name="T64">2000 </text:span><text:span text:style-name="T63">или больше 20</text:span><text:span text:style-name="T64">17</text:span><text:span text:style-name="T61">, то выводится ошибка STAFF_INVALID_</text:span><text:span text:style-name="T64">CERTIFICATION</text:span><text:span text:style-name="T61">_DATE_</text:span><text:span text:style-name="T62">YEAR</text:span></text:p>
                </text:list-item>
                <text:list-item>
                  <text:p text:style-name="P120">Если в I строке файла “Staff” <text:span text:style-name="T66">месяц </text:span>дат<text:span text:style-name="T66">ы</text:span> <text:span text:style-name="T72">даты аттестации меньше 1 или больше 12</text:span>, то выводится ошибка STAFF_INVALID_<text:span text:style-name="T72">CERTIFICATION</text:span>_DATE_<text:span text:style-name="T66">MONTH</text:span></text:p>
                </text:list-item>
                <text:list-item>
                  <text:p text:style-name="P118"><text:soft-page-break/>Если в I строке файла “Staff” <text:span text:style-name="T71">месяц </text:span>дат<text:span text:style-name="T66">ы</text:span> аттестации <text:span text:style-name="T71">равняется 1,3,5,7,8,10 или 12</text:span>, <text:span text:style-name="T71">а день даты аттестации меньше 1 или больше 31, </text:span>то выводится ошибка STAFF_INVALID_<text:span text:style-name="T73">CERTIFICATION</text:span>_DATE_<text:span text:style-name="T72">DAY_31</text:span></text:p>
                </text:list-item>
                <text:list-item>
                  <text:p text:style-name="P118">Если в I строке файла “Staff” <text:span text:style-name="T71">месяц </text:span>дат<text:span text:style-name="T66">ы</text:span> аттестации <text:span text:style-name="T71">равняется 4,6,9, или 11</text:span>, <text:span text:style-name="T71">а день даты аттестации меньше 1 или больше 30, </text:span>то выводится ошибка STAFF_INVALID_<text:span text:style-name="T73">CERTIFICATION</text:span>_DATE_<text:span text:style-name="T72">DAY_30</text:span></text:p>
                </text:list-item>
                <text:list-item>
                  <text:p text:style-name="P118">Если в I строке файла “Staff” <text:span text:style-name="T71">месяц </text:span>дат<text:span text:style-name="T66">ы</text:span> аттестации <text:span text:style-name="T71">равняется 2 и год даты аттестации делится на 4</text:span>, <text:span text:style-name="T71">а день даты аттестации меньше 1 или больше 29, </text:span>то выводится ошибка STAFF_INVALID_<text:span text:style-name="T66">BIRTH</text:span>_DATE_<text:span text:style-name="T72">DAY_29</text:span></text:p>
                </text:list-item>
                <text:list-item>
                  <text:p text:style-name="P118">Если в I строке файла “Staff” <text:span text:style-name="T71">месяц </text:span>дат<text:span text:style-name="T66">ы</text:span> аттестации <text:span text:style-name="T71">равняется 2 и год даты аттестации не делится на 4</text:span>, <text:span text:style-name="T71">а день даты аттестации меньше 1 или больше 28, </text:span>то выводится ошибка STAFF_INVALID_<text:span text:style-name="T66">BIRTH</text:span>_DATE_<text:span text:style-name="T72">DAY_28</text:span></text:p>
                </text:list-item>
                <text:list-item>
                  <text:p text:style-name="P119">Если в I строке файла “Staff” <text:span text:style-name="T74">между днем, месяцем и годом даты аттестации стоят символы, отличные от символа ‘/’, </text:span>то выводится ошибка STAFF_INVALID_<text:span text:style-name="T74">CERTIFICATION</text:span>_DATE_<text:span text:style-name="T74">SEPARATOR</text:span></text:p>
                </text:list-item>
                <text:list-item>
                  <text:p text:style-name="P121">Если в I строке файла “Staff” <text:span text:style-name="T75">разность между датой рождения и датой аттестации меньше либо равна 17, </text:span>то выводится ошибка <text:span text:style-name="T67">STAFF_INVALID_DIFFERENCE_BETWEEN_BIRTH_AND_CERTIFICATION</text:span></text:p>
                </text:list-item>
                <text:list-item>
                  <text:p text:style-name="P121">Если в I строке файла “Staff” <text:span text:style-name="T75">количество полей меньше 5, </text:span>то выводится ошибка <text:span text:style-name="T76">STAFF_NOT_ENOUGH_ATTRIBUTES </text:span></text:p>
                </text:list-item>
                <text:list-item>
                  <text:p text:style-name="P121">Если в I строке файла “Staff” <text:span text:style-name="T75">встретилась профессия, для которой не нашлась периодичность аттестации в файле “Catalog”, </text:span>то выводится ошибка <text:span text:style-name="T34">STAFF_PERIOD_NOT_FOUND </text:span></text:p>
                </text:list-item>
                <text:list-item>
                  <text:p text:style-name="P121">Если в I строке файла “Staff” <text:span text:style-name="T75">первые 5 полей оказались правильными, но в этой строке полей больше, чем 5, </text:span>то выводится <text:span text:style-name="T75">предупреждение</text:span> <text:span text:style-name="T34">STAFF_WARNING_MORE_ATTRIBUTES </text:span></text:p>
                </text:list-item>
                <text:list-item>
                  <text:p text:style-name="P121">Если в файл<text:span text:style-name="T75">е</text:span> “Staff” <text:span text:style-name="T75">имеется 100 правильных строк, </text:span>то выводится <text:span text:style-name="T75">предупреждение STAFF_WARNING_HUNDRED_CORRECT_LINES</text:span></text:p>
                </text:list-item>
                <text:list-item>
                  <text:p text:style-name="P122">Если в I строке файла “<text:span text:style-name="T78">Catalog</text:span>” профессия неверна, то выводится ошибка <text:span text:style-name="T78">CATALOG</text:span>_INVALID_PROFESSION</text:p>
                </text:list-item>
                <text:list-item>
                  <text:p text:style-name="P122">Если в I строке файла “<text:span text:style-name="T78">Catalog</text:span>” <text:span text:style-name="T78">периодичность аттестации</text:span> <text:span text:style-name="T78">меньше 1 или больше 3</text:span>, то выводится ошибка <text:span text:style-name="T79">CATALOG_INVALID_CERTIFICATION_PERIOD </text:span></text:p>
                </text:list-item>
                <text:list-item>
                  <text:p text:style-name="P123">Если в I строке файла “<text:span text:style-name="T78">Catalog</text:span>” <text:span text:style-name="T92">второй символ не является символом пробела, то выводится ошибка</text:span> <text:span text:style-name="T79">CATALOG_INVALID_STRUCTURE</text:span></text:p>
                </text:list-item>
                <text:list-item>
                  <text:p text:style-name="P124">Если в I строке файла “<text:span text:style-name="T78">Catalog</text:span>” <text:span text:style-name="T78">между периодичностью аттестации и профессией количество символов пробела больше 1</text:span>, то выводится ошибка <text:span text:style-name="T79">CATALOG_INVALID_NUMBER_OF_SPACE</text:span></text:p>
                </text:list-item>
                <text:list-item>
                  <text:p text:style-name="P124"><text:soft-page-break/>Если в I строке файла “<text:span text:style-name="T78">Catalog</text:span>” <text:span text:style-name="T93">встретилась профессия, которая уже ранее встречалась, при этом с другим периодом аттестации, то выводится ошибка CATALOG_EQUAL_PROFESSION</text:span></text:p>
                </text:list-item>
                <text:list-item>
                  <text:p text:style-name="P125">Если в I строке файла “<text:span text:style-name="T80">Catalog</text:span>” <text:span text:style-name="T75">количество полей меньше 2, </text:span>то выводится ошибка <text:span text:style-name="T95">CATALOG_NOT_ENOUGH_ATTRIBUTES </text:span></text:p>
                </text:list-item>
                <text:list-item>
                  <text:p text:style-name="P125">Если в файл<text:span text:style-name="T75">е</text:span> “<text:span text:style-name="T80">Catalog</text:span>” <text:span text:style-name="T75">имеется более 100 правильных строк, </text:span>то выводится <text:span text:style-name="T75">предупреждение CATALOG_WARNING_HUNDRED_CORRECT_LINES</text:span></text:p>
                </text:list-item>
                <text:list-item>
                  <text:p text:style-name="P126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27">Если в файле “Staff” не оказалось корректных данных, то на экран выводится сообщение “<text:span text:style-name="T82">File “Staff” has no correct </text:span>information”</text:p>
                </text:list-item>
                <text:list-item>
                  <text:p text:style-name="P127">Если в файле “Catalog” не оказалось корректных данных, то на экран выводится сообщение “<text:span text:style-name="T82">File “</text:span>Catalog<text:span text:style-name="T82">” has no correct </text:span>information”</text:p>
                </text:list-item>
                <text:list-item>
                  <text:p text:style-name="P128">Если файл “Staff” оказался пуст, то выводится сообщение “File “Staff” is empty”</text:p>
                </text:list-item>
                <text:list-item>
                  <text:p text:style-name="P128">Если файл “Catalog” оказался пуст, то выводится сообщение “File “Catalog” is empty”</text:p>
                  <text:p text:style-name="P87">}</text:p>
                </text:list-item>
              </text:list>
            </text:list-item>
          </text:list>
        </text:list-item>
      </text:list>
      <text:list xml:id="list174810228711951" text:continue-list="list4276515379" text:style-name="L6">
        <text:list-header>
          <text:p text:style-name="P112">Метод решения</text:p>
          <text:list text:continue-numbering="true">
            <text:list-item>
              <text:p text:style-name="P131"><text:span text:style-name="T25">КП запрашивает у пользователя год, месяц и день </text:span><text:span text:style-name="T26">с клавиатуры</text:span><text:span text:style-name="T25">.</text:span></text:p>
            </text:list-item>
            <text:list-item>
              <text:p text:style-name="P88">Если данные, <text:span text:style-name="T37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89">КП проверяет файл “Catalog” на корректность:</text:p>
              <text:list>
                <text:list-item>
                  <text:p text:style-name="P91">Если файл пуст, то КП выводит соответствующее сообщение и завершает работу.</text:p>
                </text:list-item>
                <text:list-item>
                  <text:p text:style-name="P90">Если найдены <text:span text:style-name="T81">одинаковые профессии с разными периодами аттемтации, то КП выводит на экран соответствующее сообщение о ошибке и завершает работу.</text:span></text:p>
                </text:list-item>
                <text:list-item>
                  <text:p text:style-name="P92">Если каждая профессия в файле уникальна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3">Если все данные корректны, то КП проверяет файл “Staff”.</text:p>
                </text:list-item>
                <text:list-item>
                  <text:p text:style-name="P94">Если корректные файлы не найдены, то <text:span text:style-name="T65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7">КП проверяет <text:span text:style-name="T40">файл “Staff”</text:span> на корректность:</text:p>
              <text:list>
                <text:list-item>
                  <text:p text:style-name="P91">Если файл пуст, то КП выводит соответствующее сообщение и завершает работу</text:p>
                </text:list-item>
                <text:list-item>
                  <text:p text:style-name="P98">Если некорректные данные <text:span text:style-name="T41">не найдены, то КП начинает работу.</text:span></text:p>
                </text:list-item>
                <text:list-item>
                  <text:p text:style-name="P95">Если найдены как корректные, так и некорректные данные, то КП выводит соответствующие сообщения об ошибках и <text:span text:style-name="T65">начинает работу.</text:span></text:p>
                </text:list-item>
                <text:list-item>
                  <text:p text:style-name="P95"><text:soft-page-break/>Если корректные <text:span text:style-name="T96">данные</text:span> не найдены, то <text:span text:style-name="T65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9">Из файла “Catalog” КП <text:span text:style-name="T89">считывает</text:span> <text:span text:style-name="T88">информацию о связи профессии и периодичности аттестации.</text:span></text:p>
            </text:list-item>
            <text:list-item>
              <text:p text:style-name="P100">КП определяет, какие сотрудники <text:span text:style-name="T96">не </text:span>прошли аттестацию, сортирует их по атрибуту “Профессия” и выводит каждого с<text:span text:style-name="T90">от</text:span>рудника в файл “Output”.</text:p>
              <text:list>
                <text:list-header>
                  <text:p text:style-name="P96"/>
                </text:list-header>
              </text:list>
            </text:list-item>
          </text:list>
        </text:list-header>
      </text:list>
      <text:p text:style-name="P24"><text:tab/></text:p>
      <text:list xml:id="list174810951249421" text:continue-numbering="true" text:style-name="L6">
        <text:list-item>
          <text:list>
            <text:list-item>
              <text:list>
                <text:list-header>
                  <text:p text:style-name="P97"/>
                </text:list-header>
              </text:list>
            </text:list-item>
          </text:list>
        </text:list-item>
        <text:list-item>
          <text:p text:style-name="P112">Спецификация входных данных </text:p>
        </text:list-item>
      </text:list>
      <text:list xml:id="list1563757702" text:style-name="L8">
        <text:list-item>
          <text:list>
            <text:list-item>
              <text:p text:style-name="P101">Файл “Staff” представлен в виде:</text:p>
            </text:list-item>
          </text:list>
        </text:list-item>
      </text:list>
      <text:p text:style-name="P25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ненулевое количество пробелов. Например:</text:span></text:p>
      <text:p text:style-name="P25"/>
      <text:p text:style-name="P29"><text:tab/><text:span text:style-name="T43">Arky.G.G F <text:s text:c="2"/>Worker <text:s/>12/10/1978 <text:s text:c="2"/>02/03/2016</text:span></text:p>
      <text:p text:style-name="P31"><text:tab/>Smith.J.L <text:s text:c="2"/>M <text:s text:c="3"/>Doctor <text:s text:c="4"/>29/08/1968 <text:s text:c="3"/>11/12/2015</text:p>
      <text:p text:style-name="P25"/>
      <text:p text:style-name="P25"><text:tab/><text:span text:style-name="T44">“Фамилия и инициалы” – </text:span><text:span text:style-name="T46">с</text:span><text:span text:style-name="T45">трока, имеющая следующий вид:</text:span></text:p>
      <text:p text:style-name="P41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0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3"/>
      <text:p text:style-name="P43"><text:tab/><text:span text:style-name="T52">“Пол” - один из символов {M, F}, где M обозначает мужской пол, F – женский пол.</text:span></text:p>
      <text:p text:style-name="P43"/>
      <text:p text:style-name="P43"><text:tab/><text:span text:style-name="T52">“Профессия” - строка, имеющая следующий вид:</text:span></text:p>
      <text:p text:style-name="P45"><text:tab/>#* , где # - заглавная буква <text:span text:style-name="T53">латинского </text:span>алфавита, * - строка произвольной <text:span text:style-name="T54">(возможно нулевой)</text:span> длины, состоящая из строчных букв <text:span text:style-name="T53">латинского </text:span>алфавита.</text:p>
      <text:p text:style-name="P37"><text:span text:style-name="T60">Например</text:span>: “Doctor”, “Worker”</text:p>
      <text:p text:style-name="P45"/>
      <text:p text:style-name="P51"><text:span text:style-name="T55"><text:tab/></text:span><text:span text:style-name="T56">“Дата рождения” - </text:span><text:span text:style-name="T57">объект понятия “</text:span><text:span text:style-name="T58">Дата</text:span><text:span text:style-name="T57">”</text:span><text:span text:style-name="T58">, в которой </text:span></text:p>
      <text:p text:style-name="P39">1950 &lt;= Y &lt;= 2000</text:p>
      <text:p text:style-name="P72"><text:span text:style-name="T70">Например</text:span> “01/12/1999”, “12/12/200<text:span text:style-name="T59">0</text:span>”</text:p>
      <text:p text:style-name="P74"/>
      <text:p text:style-name="P48"><text:tab/>“Дата аттестации” - объект понятия “Дата”, в которой </text:p>
      <text:p text:style-name="P49">2000 &lt;= Y &lt;= 2017.</text:p>
      <text:p text:style-name="P72"><text:span text:style-name="T70">Например</text:span>: <text:span text:style-name="T56">“13/10/2010”, </text:span><text:s/>“12/12/2005”</text:p>
      <text:p text:style-name="P33"/>
      <text:list xml:id="list174809225649912" text:continue-numbering="true" text:style-name="L8">
        <text:list-item>
          <text:list>
            <text:list-item>
              <text:p text:style-name="P102">Файл “Catalog” представлен в виде:</text:p>
            </text:list-item>
          </text:list>
        </text:list-item>
      </text:list>
      <text:p text:style-name="P30">“Периодичность аттестации”*”Профессия”, где * - ровно один символ пробела. Например:</text:p>
      <text:p text:style-name="P30"/>
      <text:p text:style-name="P30"><text:soft-page-break/><text:tab/>1 Doctor</text:p>
      <text:p text:style-name="P30"><text:tab/>2 Worker</text:p>
      <text:p text:style-name="P30"><text:tab/>3 Driver</text:p>
      <text:p text:style-name="P26"><text:tab/></text:p>
      <text:p text:style-name="P26"><text:tab/>“<text:span text:style-name="T84">Периодичность аттестации</text:span>” - <text:span text:style-name="T84">натуральное число в диапазоне [1..3]</text:span></text:p>
      <text:p text:style-name="P26"/>
      <text:p text:style-name="P26"><text:tab/><text:span text:style-name="T47">“Профессия” - строка, имеющая следующий вид:</text:span></text:p>
      <text:p text:style-name="P46"><text:tab/>#* , где # - заглавная буква <text:span text:style-name="T53">латинского </text:span>алфавита, * - строка произвольной <text:span text:style-name="T54">(возможно нулевой)</text:span> длины, состоящая из строчных букв <text:span text:style-name="T53">латинского </text:span>алфавита.</text:p>
      <text:p text:style-name="P36"><text:span text:style-name="T60">Например</text:span>: “Doctor”, “Worker”</text:p>
      <text:p text:style-name="P36"/>
      <text:list xml:id="list174809584821176" text:continue-numbering="true" text:style-name="L8">
        <text:list-item>
          <text:list>
            <text:list-item>
              <text:p text:style-name="P103">Год Y, введенный пользователем – натуральное число в диапазоне [2016..2017]</text:p>
            </text:list-item>
            <text:list-item>
              <text:p text:style-name="P103">Месяц M, введенный пользователем – натуральное число в диапазоне [1..12]</text:p>
            </text:list-item>
            <text:list-item>
              <text:p text:style-name="P103">День D, введенный пользователем – натуральное число в диапазоне [1..31]</text:p>
            </text:list-item>
          </text:list>
        </text:list-item>
      </text:list>
      <text:p text:style-name="P35"/>
      <text:p text:style-name="P34"><text:tab/></text:p>
      <text:list xml:id="list174809499462832" text:continue-list="list174810951249421" text:style-name="L6">
        <text:list-item>
          <text:p text:style-name="P113">Спецификация выходных данных – </text:p>
          <text:list>
            <text:list-item>
              <text:p text:style-name="P104">Сообщения и ошибки КП.</text:p>
            </text:list-item>
            <text:list-item>
              <text:p text:style-name="P132"><text:span text:style-name="T27">Файл “</text:span><text:span text:style-name="T28">Output</text:span><text:span text:style-name="T27">” </text:span><text:span text:style-name="T29">представлен в виде:</text:span></text:p>
            </text:list-item>
          </text:list>
        </text:list-item>
      </text:list>
      <text:p text:style-name="P27">“Фамилия и инициалы”*”<text:span text:style-name="T42">Профессия</text:span>”*”<text:span text:style-name="T42">Дата аттестации</text:span>”, <text:span text:style-name="T42">где * - ровно один символ пробела, а строки файла сортированы по полю “Профессия”, согласно закону ПО. Например:</text:span></text:p>
      <text:p text:style-name="P27"/>
      <text:p text:style-name="P32"><text:tab/>Smith.J.L Doctor 11/12/2015</text:p>
      <text:p text:style-name="P32"><text:tab/>Arky.G.G Worker 02/03/2016</text:p>
      <text:p text:style-name="P27"/>
      <text:p text:style-name="P28"><text:span text:style-name="T44"><text:tab/>“Фамилия и инициалы” – </text:span><text:span text:style-name="T46">с</text:span><text:span text:style-name="T45">трока, имеющая следующий вид:</text:span></text:p>
      <text:p text:style-name="P42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1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4"/>
      <text:p text:style-name="P44"><text:tab/><text:span text:style-name="T52">“Профессия” - строка, имеющая следующий вид:</text:span></text:p>
      <text:p text:style-name="P47"><text:tab/>#* , где # - заглавная буква <text:span text:style-name="T53">латинского </text:span>алфавита, * - строка произвольной <text:span text:style-name="T54">(возможно нулевой)</text:span> длины, состоящая из строчных букв <text:span text:style-name="T53">латинского </text:span>алфавита.</text:p>
      <text:p text:style-name="P38"><text:span text:style-name="T60">Например</text:span>: “Doctor”, “Worker”</text:p>
      <text:p text:style-name="P47"/>
      <text:p text:style-name="P52"><text:span text:style-name="T55"><text:tab/></text:span><text:span text:style-name="T56">“Дата аттестации” - объект понятия “Дата”, в которой </text:span></text:p>
      <text:p text:style-name="P50">2000 &lt;= Y &lt;= 2017.</text:p>
      <text:p text:style-name="P73"><text:span text:style-name="T70">Например</text:span>: <text:span text:style-name="T86">“13/10/2010”, </text:span><text:s/>“12/12/2005”</text:p>
      <text:p text:style-name="P27"><text:soft-page-break/></text:p>
      <text:list xml:id="list174809392941900" text:continue-numbering="true" text:style-name="L6">
        <text:list-item>
          <text:p text:style-name="P114">Граф сценария – TODO </text:p>
        </text:list-item>
      </text:list>
      <text:p text:style-name="P2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9" meta:paragraph-count="206" meta:word-count="1895" meta:character-count="13254" meta:non-whitespace-character-count="11534"/>
  </office:meta>
</office:document-meta>
</file>